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1in"/>
    </style:style>
    <style:style style:name="co3" style:family="table-column">
      <style:table-column-properties fo:break-before="auto" style:column-width="1.82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Location ID</text:p>
          </table:table-cell>
          <table:table-cell office:value-type="string" calcext:value-type="string">
            <text:p>Location Code</text:p>
          </table:table-cell>
          <table:table-cell office:value-type="string" calcext:value-type="string">
            <text:p>Location Name</text:p>
          </table:table-cell>
          <table:table-cell office:value-type="string" calcext:value-type="string">
            <text:p>JSON</text:p>
          </table:table-cell>
        </table:table-row>
        <table:table-row table:style-name="ro1">
          <table:table-cell office:value-type="string" calcext:value-type="string">
            <text:p>0x2f</text:p>
          </table:table-cell>
          <table:table-cell office:value-type="string" calcext:value-type="string">
            <text:p>Agoda</text:p>
          </table:table-cell>
          <table:table-cell office:value-type="string" calcext:value-type="string">
            <text:p>Agoda Village</text:p>
          </table:table-cell>
          <table:table-cell table:formula="of:=[.A2] &amp; &quot;: { &quot;&quot;id&quot;&quot;: &quot; &amp; [.A2] &amp; &quot;, &quot;&quot;name&quot;&quot;: &quot;&quot;&quot; &amp; [.C2] &amp; &quot;&quot;&quot;, &quot;&quot;code&quot;&quot;: &quot;&quot;&quot; &amp; [.B2] &amp; &quot;&quot;&quot;, }, &quot;" office:value-type="string" office:string-value="0x2f: { &quot;id&quot;: 0x2f, &quot;name&quot;: &quot;Agoda Village&quot;, &quot;code&quot;: &quot;Agoda&quot;, }, " calcext:value-type="string">
            <text:p>0x2f: { "id": 0x2f, "name": "Agoda Village", "code": "Agoda", }, </text:p>
          </table:table-cell>
        </table:table-row>
        <table:table-row table:style-name="ro1">
          <table:table-cell office:value-type="string" calcext:value-type="string">
            <text:p>0x8</text:p>
          </table:table-cell>
          <table:table-cell office:value-type="string" calcext:value-type="string">
            <text:p>ForestField</text:p>
          </table:table-cell>
          <table:table-cell office:value-type="string" calcext:value-type="string">
            <text:p>Hyrule Field (Forest Realm)</text:p>
          </table:table-cell>
          <table:table-cell table:formula="of:=[.A3] &amp; &quot;: { &quot;&quot;id&quot;&quot;: &quot; &amp; [.A3] &amp; &quot;, &quot;&quot;name&quot;&quot;: &quot;&quot;&quot; &amp; [.C3] &amp; &quot;&quot;&quot;, &quot;&quot;code&quot;&quot;: &quot;&quot;&quot; &amp; [.B3] &amp; &quot;&quot;&quot;, }, &quot;" office:value-type="string" office:string-value="0x8: { &quot;id&quot;: 0x8, &quot;name&quot;: &quot;Hyrule Field (Forest Realm)&quot;, &quot;code&quot;: &quot;ForestField&quot;, }, " calcext:value-type="string">
            <text:p>0x8: { "id": 0x8, "name": "Hyrule Field (Forest Realm)", "code": "ForestField", }, </text:p>
          </table:table-cell>
        </table:table-row>
        <table:table-row table:style-name="ro1">
          <table:table-cell office:value-type="string" calcext:value-type="string">
            <text:p>0x29</text:p>
          </table:table-cell>
          <table:table-cell office:value-type="string" calcext:value-type="string">
            <text:p>CastleTown</text:p>
          </table:table-cell>
          <table:table-cell office:value-type="string" calcext:value-type="string">
            <text:p>Castle Town</text:p>
          </table:table-cell>
          <table:table-cell table:formula="of:=[.A4] &amp; &quot;: { &quot;&quot;id&quot;&quot;: &quot; &amp; [.A4] &amp; &quot;, &quot;&quot;name&quot;&quot;: &quot;&quot;&quot; &amp; [.C4] &amp; &quot;&quot;&quot;, &quot;&quot;code&quot;&quot;: &quot;&quot;&quot; &amp; [.B4] &amp; &quot;&quot;&quot;, }, &quot;" office:value-type="string" office:string-value="0x29: { &quot;id&quot;: 0x29, &quot;name&quot;: &quot;Castle Town&quot;, &quot;code&quot;: &quot;CastleTown&quot;, }, " calcext:value-type="string">
            <text:p>0x29: { "id": 0x29, "name": "Castle Town", "code": "CastleTown", },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9T23:08:37.017000000</meta:creation-date>
    <dc:date>2020-03-30T00:38:28.649000000</dc:date>
    <meta:editing-duration>PT24M37S</meta:editing-duration>
    <meta:editing-cycles>6</meta:editing-cycles>
    <meta:generator>LibreOffice/6.3.4.2$Windows_X86_64 LibreOffice_project/60da17e045e08f1793c57c00ba83cdfce946d0aa</meta:generator>
    <meta:document-statistic meta:table-count="1" meta:cell-count="16" meta:object-count="0"/>
  </office:meta>
</office:document-meta>
</file>